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l y a de cela plusieurs décennies</text:p>
      <text:p text:style-name="P1">Dans le lointain pays que l'on nomme Écosse</text:p>
      <text:p text:style-name="P1">Au milieu d'un petit village naquit</text:p>
      <text:p text:style-name="P1">Un petit garçon baptisé Cros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22T14:37:49.06</meta:creation-date>
    <meta:document-statistic meta:table-count="0" meta:image-count="0" meta:object-count="0" meta:page-count="1" meta:paragraph-count="4" meta:word-count="26" meta:character-count="141"/>
    <dc:date>2017-05-22T14:40:52.96</dc:date>
    <meta:editing-duration>PT3M5S</meta:editing-duration>
    <meta:editing-cycles>1</meta:editing-cycles>
    <meta:generator>OpenOffice/4.1.3$Win32 OpenOffice.org_project/413m1$Build-9783</meta:generator>
  </office:meta>
</office:document-meta>
</file>